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75 SUPERPOWER ; 80 HYPER_BEAM ; 85 ZAP_CANNON ; 90 METEOR_MASH ; 95 THUNDERPUNCH ; 100 DOUBLE_IRON_BAS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3">00/00/0000</text:date>, <text:time style:data-style-name="N2" text:time-value="12:59:12.082461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2-03T13:00:03.340620119</dc:date>
    <meta:editing-duration>P48DT8H47M12S</meta:editing-duration>
    <meta:editing-cycles>468</meta:editing-cycles>
    <dc:creator>Michael </dc:creator>
    <meta:document-statistic meta:table-count="2" meta:cell-count="5450" meta:object-count="0"/>
  </office:meta>
</office:document-meta>
</file>